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10-0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2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82" calcext:value-type="float">
            <text:p>7.3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21268965517" calcext:value-type="float">
            <text:p>7.27221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2992" calcext:value-type="float">
            <text:p>7.24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18979310345" calcext:value-type="float">
            <text:p>7.77218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4056" calcext:value-type="float">
            <text:p>7.76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4216" calcext:value-type="float">
            <text:p>7.76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982" calcext:value-type="float">
            <text:p>7.85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18012903226" calcext:value-type="float">
            <text:p>7.4511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2432" calcext:value-type="float">
            <text:p>7.17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76490322581" calcext:value-type="float">
            <text:p>7.0417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39337931035" calcext:value-type="float">
            <text:p>7.04939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79096774194" calcext:value-type="float">
            <text:p>7.0167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82580645161" calcext:value-type="float">
            <text:p>7.307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5696" calcext:value-type="float">
            <text:p>7.42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76076" calcext:value-type="float">
            <text:p>7.47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1884" calcext:value-type="float">
            <text:p>7.781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13548387097" calcext:value-type="float">
            <text:p>7.905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02296774194" calcext:value-type="float">
            <text:p>8.111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4152" calcext:value-type="float">
            <text:p>8.0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559277419355" calcext:value-type="float">
            <text:p>7.655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7224" calcext:value-type="float">
            <text:p>7.73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31277419355" calcext:value-type="float">
            <text:p>7.701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05257142857" calcext:value-type="float">
            <text:p>7.7140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36309677419" calcext:value-type="float">
            <text:p>7.698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267174193548" calcext:value-type="float">
            <text:p>7.832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99806896552" calcext:value-type="float">
            <text:p>7.9329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82941935484" calcext:value-type="float">
            <text:p>7.975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86624" calcext:value-type="float">
            <text:p>8.39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41341935484" calcext:value-type="float">
            <text:p>8.838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624490322581" calcext:value-type="float">
            <text:p>8.5962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96964" calcext:value-type="float">
            <text:p>8.289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334193548387" calcext:value-type="float">
            <text:p>8.303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5292" calcext:value-type="float">
            <text:p>7.81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772374193548" calcext:value-type="float">
            <text:p>7.8677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77057142857" calcext:value-type="float">
            <text:p>7.7437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057212903226" calcext:value-type="float">
            <text:p>7.920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072" calcext:value-type="float">
            <text:p>7.9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41624" calcext:value-type="float">
            <text:p>7.95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136735483871" calcext:value-type="float">
            <text:p>7.9413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5404137931" calcext:value-type="float">
            <text:p>8.5805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70296774194" calcext:value-type="float">
            <text:p>8.2177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27522580645" calcext:value-type="float">
            <text:p>8.8142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8608" calcext:value-type="float">
            <text:p>8.38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22648" calcext:value-type="float">
            <text:p>8.0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7288" calcext:value-type="float">
            <text:p>7.9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9156" calcext:value-type="float">
            <text:p>7.909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44541935484" calcext:value-type="float">
            <text:p>7.951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094" calcext:value-type="float">
            <text:p>7.99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506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94" meta:object-count="0"/>
    <meta:user-defined meta:name="AppVersion">3.0</meta:user-defined>
  </office:meta>
</office:document-meta>
</file>